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8.24pt"/>
    </style:style>
    <style:style style:name="co2" style:family="table-column">
      <style:table-column-properties fo:break-before="auto" style:column-width="147pt"/>
    </style:style>
    <style:style style:name="co3" style:family="table-column">
      <style:table-column-properties fo:break-before="auto" style:column-width="72.74pt"/>
    </style:style>
    <style:style style:name="ro1" style:family="table-row">
      <style:table-row-properties style:row-height="28.49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ro6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alculator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8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b 2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Number of Device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vg Missed Events %</text:p>
          </table:table-cell>
          <table:table-cell office:value-type="string" calcext:value-type="string">
            <text:p>Avg Response Time (s)</text:p>
          </table:table-cell>
          <table:table-cell office:value-type="string" calcext:value-type="string">
            <text:p>Avg Turn Around Time 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devic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01985" calcext:value-type="float">
            <text:p>0.001985</text:p>
          </table:table-cell>
          <table:table-cell table:style-name="ce3" office:value-type="float" office:value="0.393403" calcext:value-type="float">
            <text:p>0.3934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devic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02447" calcext:value-type="float">
            <text:p>0.002447</text:p>
          </table:table-cell>
          <table:table-cell table:style-name="ce4" office:value-type="float" office:value="1.455421" calcext:value-type="float">
            <text:p>1.4554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devices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02993" calcext:value-type="float">
            <text:p>0.002993</text:p>
          </table:table-cell>
          <table:table-cell table:style-name="ce4" office:value-type="float" office:value="7.334774" calcext:value-type="float">
            <text:p>7.3347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2 device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22.05" calcext:value-type="float">
            <text:p>22.05</text:p>
          </table:table-cell>
          <table:table-cell table:style-name="ce4" office:value-type="float" office:value="0.002084" calcext:value-type="float">
            <text:p>0.002084</text:p>
          </table:table-cell>
          <table:table-cell table:style-name="ce4" office:value-type="float" office:value="30.791606" calcext:value-type="float">
            <text:p>30.7916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 devic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001952" calcext:value-type="float">
            <text:p>0.001952</text:p>
          </table:table-cell>
          <table:table-cell table:style-name="ce4" office:value-type="float" office:value="1.171597" calcext:value-type="float">
            <text:p>1.17159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 device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002691" calcext:value-type="float">
            <text:p>0.002691</text:p>
          </table:table-cell>
          <table:table-cell table:style-name="ce4" office:value-type="float" office:value="1.117774" calcext:value-type="float">
            <text:p>1.117774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 devices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5" calcext:value-type="float">
            <text:p>0.50</text:p>
          </table:table-cell>
          <table:table-cell table:style-name="ce6" office:value-type="float" office:value="0.002112" calcext:value-type="float">
            <text:p>0.002112</text:p>
          </table:table-cell>
          <table:table-cell table:style-name="ce6" office:value-type="float" office:value="1.684308" calcext:value-type="float">
            <text:p>1.68430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device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12.13" calcext:value-type="float">
            <text:p>12.13</text:p>
          </table:table-cell>
          <table:table-cell table:style-name="ce6" office:value-type="float" office:value="0.00295" calcext:value-type="float">
            <text:p>0.002950</text:p>
          </table:table-cell>
          <table:table-cell table:style-name="ce6" office:value-type="float" office:value="14.036064" calcext:value-type="float">
            <text:p>14.0360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 devic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0.12" calcext:value-type="float">
            <text:p>0.12</text:p>
          </table:table-cell>
          <table:table-cell table:style-name="ce6" office:value-type="float" office:value="0.003832" calcext:value-type="float">
            <text:p>0.003832</text:p>
          </table:table-cell>
          <table:table-cell table:style-name="ce6" office:value-type="float" office:value="1.034293" calcext:value-type="float">
            <text:p>1.03429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8 devices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0.12" calcext:value-type="float">
            <text:p>0.12</text:p>
          </table:table-cell>
          <table:table-cell table:style-name="ce6" office:value-type="float" office:value="0.003953" calcext:value-type="float">
            <text:p>0.003953</text:p>
          </table:table-cell>
          <table:table-cell table:style-name="ce6" office:value-type="float" office:value="1.825247" calcext:value-type="float">
            <text:p>1.825247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 devices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style-name="ce5" office:value-type="float" office:value="0.25" calcext:value-type="float">
            <text:p>0.25</text:p>
          </table:table-cell>
          <table:table-cell table:style-name="ce6" office:value-type="float" office:value="0.005247" calcext:value-type="float">
            <text:p>0.005247</text:p>
          </table:table-cell>
          <table:table-cell table:style-name="ce6" office:value-type="float" office:value="2.35576" calcext:value-type="float">
            <text:p>2.35576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 devices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0.00577" calcext:value-type="float">
            <text:p>0.00577</text:p>
          </table:table-cell>
          <table:table-cell table:style-name="ce4" office:value-type="float" office:value="28.341445" calcext:value-type="float">
            <text:p>28.341445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>
            <draw:frame table:end-cell-address="'Lab 2'.E41" table:end-x="20.21pt" table:end-y="12.64pt" draw:z-index="0" draw:style-name="gr1" draw:text-style-name="P1" svg:width="492.43pt" svg:height="255pt" svg:x="40.76pt" svg:y="10.46pt">
              <loext:p draw:notify-on-update-of-ranges="'Lab 2'.A2:'Lab 2'.A2 'Lab 2'.D2:'Lab 2'.D5 'Lab 2'.C2:'Lab 2'.C5 'Lab 2'.A6:'Lab 2'.A6 'Lab 2'.D6:'Lab 2'.D9 'Lab 2'.C6:'Lab 2'.C9 'Lab 2'.A10:'Lab 2'.A10 'Lab 2'.D10:'Lab 2'.D13 'Lab 2'.C10:'Lab 2'.C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>
          <table:table-cell table:number-columns-repeated="4"/>
          <table:table-cell>
            <draw:frame table:end-cell-address="'Lab 2'.H42" table:end-x="108.65pt" table:end-y="3.17pt" draw:z-index="1" draw:style-name="gr1" draw:text-style-name="P1" svg:width="472.96pt" svg:height="255.03pt" svg:x="39.2pt" svg:y="0.94pt">
              <loext:p draw:notify-on-update-of-ranges="'Lab 2'.A2:'Lab 2'.A2 'Lab 2'.D2:'Lab 2'.D5 'Lab 2'.E2:'Lab 2'.E5 'Lab 2'.A6:'Lab 2'.A6 'Lab 2'.D6:'Lab 2'.D9 'Lab 2'.E6:'Lab 2'.E9 'Lab 2'.A10:'Lab 2'.A10 'Lab 2'.D10:'Lab 2'.D13 'Lab 2'.E10:'Lab 2'.E1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Lab 2'.L42" table:end-x="88.78pt" table:end-y="5.5pt" draw:z-index="2" draw:style-name="gr1" draw:text-style-name="P1" svg:width="471.46pt" svg:height="255.03pt" svg:x="2.07pt" svg:y="3.26pt">
              <loext:p draw:notify-on-update-of-ranges="'Lab 2'.A2:'Lab 2'.A2 'Lab 2'.D2:'Lab 2'.D5 'Lab 2'.F2:'Lab 2'.F5 'Lab 2'.A6:'Lab 2'.A6 'Lab 2'.D6:'Lab 2'.D9 'Lab 2'.F6:'Lab 2'.F9 'Lab 2'.A10:'Lab 2'.A10 'Lab 2'.D10:'Lab 2'.D13 'Lab 2'.F10:'Lab 2'.F1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culator" table:style-name="ta2">
        <office:forms form:automatic-focus="false" form:apply-design-mode="false"/>
        <table:table-column table:style-name="co3" table:number-columns-repeated="1024" table:default-cell-style-name="ce1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<text:s/>missed percent</text:p>
          </table:table-cell>
          <table:table-cell/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turnaround time</text:p>
          </table:table-cell>
          <table:table-cell office:value-type="string" calcext:value-type="string">
            <text:p>last event seen</text:p>
          </table:table-cell>
          <table:table-cell table:number-columns-repeated="1017"/>
        </table:table-row>
        <table:table-row table:style-name="ro6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28" calcext:value-type="float">
            <text:p>0.00228</text:p>
          </table:table-cell>
          <table:table-cell/>
          <table:table-cell office:value-type="float" office:value="0.336259" calcext:value-type="float">
            <text:p>0.33625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342" calcext:value-type="float">
            <text:p>0.002342</text:p>
          </table:table-cell>
          <table:table-cell/>
          <table:table-cell office:value-type="float" office:value="0.357594" calcext:value-type="float">
            <text:p>0.35759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138" calcext:value-type="float">
            <text:p>0.002138</text:p>
          </table:table-cell>
          <table:table-cell/>
          <table:table-cell office:value-type="float" office:value="0.294506" calcext:value-type="float">
            <text:p>0.29450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2438" calcext:value-type="float">
            <text:p>0.002438</text:p>
          </table:table-cell>
          <table:table-cell/>
          <table:table-cell office:value-type="float" office:value="0.696018" calcext:value-type="float">
            <text:p>0.69601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 table:number-rows-repeated="4"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6">
          <table:table-cell office:value-type="string" calcext:value-type="string">
            <text:p>Avg</text:p>
          </table:table-cell>
          <table:table-cell table:formula="of:=AVERAGE([.B2:.B9])" office:value-type="float" office:value="0.25" calcext:value-type="float">
            <text:p>0.25</text:p>
          </table:table-cell>
          <table:table-cell/>
          <table:table-cell table:formula="of:=AVERAGE([.D2:.D9])" office:value-type="float" office:value="0.0022995" calcext:value-type="float">
            <text:p>0.0022995</text:p>
          </table:table-cell>
          <table:table-cell/>
          <table:table-cell table:formula="of:=AVERAGE([.F2:.F9])" office:value-type="float" office:value="0.42109425" calcext:value-type="float">
            <text:p>0.42109425</text:p>
          </table:table-cell>
          <table:table-cell table:formula="of:=AVERAGE([.G2:.G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culator" style:display-name="PageStyle_calculat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9:40:16</meta:creation-date>
    <meta:initial-creator>David_E</meta:initial-creator>
    <dc:language>en-US</dc:language>
    <dc:date>2018-03-08T21:01:33.459967125</dc:date>
    <meta:editing-cycles>6</meta:editing-cycles>
    <meta:editing-duration>PT1H7M</meta:editing-duration>
    <meta:generator>LibreOffice/5.1.6.2$Linux_X86_64 LibreOffice_project/10m0$Build-2</meta:generator>
    <meta:document-statistic meta:table-count="2" meta:cell-count="108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373cm" svg:height="8.997cm" xlink:href=".." xlink:type="simple" chart:class="chart:scatter" chart:style-name="ch1">
        <chart:title svg:x="5.203cm" svg:y="0.315cm" chart:style-name="ch2">
          <text:p>Missed Event Percentage  VS Mu </text:p>
        </chart:title>
        <chart:legend chart:legend-position="end" svg:x="14.547cm" svg:y="3.701cm" style:legend-expansion="high" chart:style-name="ch3"/>
        <chart:plot-area chart:style-name="ch4" table:cell-range-address="'Lab 2'.C2:'Lab 2'.D5 'Lab 2'.A2:'Lab 2'.A2 'Lab 2'.A6:'Lab 2'.A6 'Lab 2'.D6:'Lab 2'.D13 'Lab 2'.A10:'Lab 2'.A10" chart:data-source-has-labels="row" svg:x="1.358cm" svg:y="1.273cm" svg:width="12.842cm" svg:height="6.564cm">
          <chartooo:coordinate-region svg:x="1.979cm" svg:y="1.472cm" svg:width="11.941cm" svg:height="5.718cm"/>
          <chart:axis chart:dimension="x" chart:name="primary-x" chart:style-name="ch5">
            <chart:title svg:x="7.497cm" svg:y="8.016cm" chart:style-name="ch6">
              <text:p>Mu</text:p>
            </chart:title>
          </chart:axis>
          <chart:axis chart:dimension="y" chart:name="primary-y" chart:style-name="ch5">
            <chart:title svg:x="0.451cm" svg:y="6.253cm" chart:style-name="ch7">
              <text:p>Avg Missed Events (%)</text:p>
            </chart:title>
            <chart:grid chart:style-name="ch8" chart:class="major"/>
          </chart:axis>
          <chart:series chart:style-name="ch9" chart:values-cell-range-address="'Lab 2'.D2:'Lab 2'.D5" chart:label-cell-address="'Lab 2'.A2:'Lab 2'.A2" chart:class="chart:scatter">
            <chart:domain table:cell-range-address="'Lab 2'.C2:'Lab 2'.C5"/>
            <chart:data-point chart:repeated="4"/>
          </chart:series>
          <chart:series chart:style-name="ch10" chart:values-cell-range-address="'Lab 2'.D6:'Lab 2'.D9" chart:label-cell-address="'Lab 2'.A6:'Lab 2'.A6" chart:class="chart:scatter">
            <chart:domain table:cell-range-address="'Lab 2'.C6:'Lab 2'.C9"/>
            <chart:data-point chart:repeated="4"/>
          </chart:series>
          <chart:series chart:style-name="ch11" chart:values-cell-range-address="'Lab 2'.D10:'Lab 2'.D13" chart:label-cell-address="'Lab 2'.A10:'Lab 2'.A10" chart:class="chart:scatter">
            <chart:domain table:cell-range-address="'Lab 2'.C10:'Lab 2'.C1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 devices</text:p>
                <draw:g>
                  <svg:desc>'Lab 2'.A2:'Lab 2'.A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 devices</text:p>
                <draw:g>
                  <svg:desc>'Lab 2'.A6:'Lab 2'.A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 devices</text:p>
                <draw:g>
                  <svg:desc>'Lab 2'.A10:'Lab 2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ab 2'.C2:'Lab 2'.C5</svg:desc>
                </draw:g>
              </table:table-cell>
              <table:table-cell office:value-type="float" office:value="0.5">
                <text:p>0.5</text:p>
                <draw:g>
                  <svg:desc>'Lab 2'.D2:'Lab 2'.D5</svg:desc>
                </draw:g>
              </table:table-cell>
              <table:table-cell office:value-type="float" office:value="10">
                <text:p>10</text:p>
                <draw:g>
                  <svg:desc>'Lab 2'.C6:'Lab 2'.C9</svg:desc>
                </draw:g>
              </table:table-cell>
              <table:table-cell office:value-type="float" office:value="0.25">
                <text:p>0.25</text:p>
                <draw:g>
                  <svg:desc>'Lab 2'.D6:'Lab 2'.D9</svg:desc>
                </draw:g>
              </table:table-cell>
              <table:table-cell office:value-type="float" office:value="10">
                <text:p>10</text:p>
                <draw:g>
                  <svg:desc>'Lab 2'.C10:'Lab 2'.C13</svg:desc>
                </draw:g>
              </table:table-cell>
              <table:table-cell office:value-type="float" office:value="0.12">
                <text:p>0.12</text:p>
                <draw:g>
                  <svg:desc>'Lab 2'.D10:'Lab 2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22.05">
                <text:p>22.05</text:p>
              </table:table-cell>
              <table:table-cell office:value-type="float" office:value="90">
                <text:p>90</text:p>
              </table:table-cell>
              <table:table-cell office:value-type="float" office:value="12.13">
                <text:p>12.13</text:p>
              </table:table-cell>
              <table:table-cell office:value-type="float" office:value="90">
                <text:p>90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86cm" svg:height="8.998cm" xlink:href=".." xlink:type="simple" chart:class="chart:scatter" chart:style-name="ch1">
        <chart:title svg:x="3.008cm" svg:y="0.315cm" chart:style-name="ch2">
          <text:p>Missed Event Percentage VS Avg Response Time (s)</text:p>
        </chart:title>
        <chart:legend chart:legend-position="end" svg:x="13.86cm" svg:y="3.702cm" style:legend-expansion="high" chart:style-name="ch3"/>
        <chart:plot-area chart:style-name="ch4" table:cell-range-address="'Lab 2'.D2:'Lab 2'.E5 'Lab 2'.A2:'Lab 2'.A2 'Lab 2'.A6:'Lab 2'.A6 'Lab 2'.D6:'Lab 2'.D13 'Lab 2'.A10:'Lab 2'.A10" chart:data-source-has-labels="row" svg:x="1.344cm" svg:y="1.273cm" svg:width="12.183cm" svg:height="6.565cm">
          <chartooo:coordinate-region svg:x="1.965cm" svg:y="1.472cm" svg:width="11.137cm" svg:height="5.719cm"/>
          <chart:axis chart:dimension="x" chart:name="primary-x" chart:style-name="ch5">
            <chart:title svg:x="5.777cm" svg:y="8.017cm" chart:style-name="ch6">
              <text:p>Avg Response Time(s)</text:p>
            </chart:title>
          </chart:axis>
          <chart:axis chart:dimension="y" chart:name="primary-y" chart:style-name="ch5">
            <chart:title svg:x="0.451cm" svg:y="6.147cm" chart:style-name="ch7">
              <text:p>Avg Missed Events %</text:p>
            </chart:title>
            <chart:grid chart:style-name="ch8" chart:class="major"/>
          </chart:axis>
          <chart:series chart:style-name="ch9" chart:values-cell-range-address="'Lab 2'.D2:'Lab 2'.D5" chart:label-cell-address="'Lab 2'.A2:'Lab 2'.A2" chart:class="chart:scatter">
            <chart:domain table:cell-range-address="'Lab 2'.E2:'Lab 2'.E5"/>
            <chart:data-point chart:repeated="4"/>
          </chart:series>
          <chart:series chart:style-name="ch10" chart:values-cell-range-address="'Lab 2'.D6:'Lab 2'.D9" chart:label-cell-address="'Lab 2'.A6:'Lab 2'.A6" chart:class="chart:scatter">
            <chart:domain table:cell-range-address="'Lab 2'.E6:'Lab 2'.E9"/>
            <chart:data-point chart:repeated="4"/>
          </chart:series>
          <chart:series chart:style-name="ch11" chart:values-cell-range-address="'Lab 2'.D10:'Lab 2'.D13" chart:label-cell-address="'Lab 2'.A10:'Lab 2'.A10" chart:class="chart:scatter">
            <chart:domain table:cell-range-address="'Lab 2'.E10:'Lab 2'.E1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2 devices</text:p>
                <draw:g>
                  <svg:desc>'Lab 2'.A2:'Lab 2'.A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4 devices</text:p>
                <draw:g>
                  <svg:desc>'Lab 2'.A6:'Lab 2'.A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8 devices</text:p>
                <draw:g>
                  <svg:desc>'Lab 2'.A10:'Lab 2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985">
                <text:p>0.001985</text:p>
                <draw:g>
                  <svg:desc>'Lab 2'.E2:'Lab 2'.E5</svg:desc>
                </draw:g>
              </table:table-cell>
              <table:table-cell office:value-type="float" office:value="0.5">
                <text:p>0.5</text:p>
                <draw:g>
                  <svg:desc>'Lab 2'.D2:'Lab 2'.D5</svg:desc>
                </draw:g>
              </table:table-cell>
              <table:table-cell office:value-type="float" office:value="0.001952">
                <text:p>0.001952</text:p>
                <draw:g>
                  <svg:desc>'Lab 2'.E6:'Lab 2'.E9</svg:desc>
                </draw:g>
              </table:table-cell>
              <table:table-cell office:value-type="float" office:value="0.25">
                <text:p>0.25</text:p>
                <draw:g>
                  <svg:desc>'Lab 2'.D6:'Lab 2'.D9</svg:desc>
                </draw:g>
              </table:table-cell>
              <table:table-cell office:value-type="float" office:value="0.003832">
                <text:p>0.003832</text:p>
                <draw:g>
                  <svg:desc>'Lab 2'.E10:'Lab 2'.E13</svg:desc>
                </draw:g>
              </table:table-cell>
              <table:table-cell office:value-type="float" office:value="0.12">
                <text:p>0.12</text:p>
                <draw:g>
                  <svg:desc>'Lab 2'.D10:'Lab 2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447">
                <text:p>0.002447</text:p>
              </table:table-cell>
              <table:table-cell office:value-type="float" office:value="0.5">
                <text:p>0.5</text:p>
              </table:table-cell>
              <table:table-cell office:value-type="float" office:value="0.002691">
                <text:p>0.002691</text:p>
              </table:table-cell>
              <table:table-cell office:value-type="float" office:value="0.25">
                <text:p>0.25</text:p>
              </table:table-cell>
              <table:table-cell office:value-type="float" office:value="0.003953">
                <text:p>0.00395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93">
                <text:p>0.002993</text:p>
              </table:table-cell>
              <table:table-cell office:value-type="float" office:value="0.5">
                <text:p>0.5</text:p>
              </table:table-cell>
              <table:table-cell office:value-type="float" office:value="0.002112">
                <text:p>0.002112</text:p>
              </table:table-cell>
              <table:table-cell office:value-type="float" office:value="0.5">
                <text:p>0.5</text:p>
              </table:table-cell>
              <table:table-cell office:value-type="float" office:value="0.005247">
                <text:p>0.00524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084">
                <text:p>0.002084</text:p>
              </table:table-cell>
              <table:table-cell office:value-type="float" office:value="22.05">
                <text:p>22.05</text:p>
              </table:table-cell>
              <table:table-cell office:value-type="float" office:value="0.00295">
                <text:p>0.00295</text:p>
              </table:table-cell>
              <table:table-cell office:value-type="float" office:value="12.13">
                <text:p>12.13</text:p>
              </table:table-cell>
              <table:table-cell office:value-type="float" office:value="0.00577">
                <text:p>0.00577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33cm" svg:height="8.998cm" xlink:href=".." xlink:type="simple" chart:class="chart:scatter" chart:style-name="ch1">
        <chart:title svg:x="2.862cm" svg:y="0.315cm" chart:style-name="ch2">
          <text:p>Missed Event Percentage VS Avg Turn Around Time(s)</text:p>
        </chart:title>
        <chart:legend chart:legend-position="end" svg:x="13.807cm" svg:y="3.702cm" style:legend-expansion="high" chart:style-name="ch3"/>
        <chart:plot-area chart:style-name="ch4" table:cell-range-address="'Lab 2'.F2:'Lab 2'.F5 'Lab 2'.A2:'Lab 2'.A2 'Lab 2'.D2:'Lab 2'.D13 'Lab 2'.A6:'Lab 2'.A6 'Lab 2'.A10:'Lab 2'.A10" chart:data-source-has-labels="row" svg:x="1.343cm" svg:y="1.273cm" svg:width="12.132cm" svg:height="6.565cm">
          <chartooo:coordinate-region svg:x="1.964cm" svg:y="1.472cm" svg:width="11.324cm" svg:height="5.719cm"/>
          <chart:axis chart:dimension="x" chart:name="primary-x" chart:style-name="ch5">
            <chart:title svg:x="5.592cm" svg:y="8.017cm" chart:style-name="ch6">
              <text:p>Avg Turn Around Time (s)</text:p>
            </chart:title>
          </chart:axis>
          <chart:axis chart:dimension="y" chart:name="primary-y" chart:style-name="ch5">
            <chart:title svg:x="0.451cm" svg:y="6.173cm" chart:style-name="ch7">
              <text:p>Avg Missed Event (%)</text:p>
            </chart:title>
            <chart:grid chart:style-name="ch8" chart:class="major"/>
          </chart:axis>
          <chart:series chart:style-name="ch9" chart:values-cell-range-address="'Lab 2'.D2:'Lab 2'.D5" chart:label-cell-address="'Lab 2'.A2:'Lab 2'.A2" chart:class="chart:scatter">
            <chart:domain table:cell-range-address="'Lab 2'.F2:'Lab 2'.F5"/>
            <chart:data-point chart:repeated="4"/>
          </chart:series>
          <chart:series chart:style-name="ch10" chart:values-cell-range-address="'Lab 2'.D6:'Lab 2'.D9" chart:label-cell-address="'Lab 2'.A6:'Lab 2'.A6" chart:class="chart:scatter">
            <chart:domain table:cell-range-address="'Lab 2'.F6:'Lab 2'.F9"/>
            <chart:data-point chart:repeated="4"/>
          </chart:series>
          <chart:series chart:style-name="ch11" chart:values-cell-range-address="'Lab 2'.D10:'Lab 2'.D13" chart:label-cell-address="'Lab 2'.A10:'Lab 2'.A10" chart:class="chart:scatter">
            <chart:domain table:cell-range-address="'Lab 2'.F10:'Lab 2'.F1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2 devices</text:p>
                <draw:g>
                  <svg:desc>'Lab 2'.A2:'Lab 2'.A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4 devices</text:p>
                <draw:g>
                  <svg:desc>'Lab 2'.A6:'Lab 2'.A6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8 devices</text:p>
                <draw:g>
                  <svg:desc>'Lab 2'.A10:'Lab 2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3403">
                <text:p>0.393403</text:p>
                <draw:g>
                  <svg:desc>'Lab 2'.F2:'Lab 2'.F5</svg:desc>
                </draw:g>
              </table:table-cell>
              <table:table-cell office:value-type="float" office:value="0.5">
                <text:p>0.5</text:p>
                <draw:g>
                  <svg:desc>'Lab 2'.D2:'Lab 2'.D5</svg:desc>
                </draw:g>
              </table:table-cell>
              <table:table-cell office:value-type="float" office:value="1.171597">
                <text:p>1.171597</text:p>
                <draw:g>
                  <svg:desc>'Lab 2'.F6:'Lab 2'.F9</svg:desc>
                </draw:g>
              </table:table-cell>
              <table:table-cell office:value-type="float" office:value="0.25">
                <text:p>0.25</text:p>
                <draw:g>
                  <svg:desc>'Lab 2'.D6:'Lab 2'.D9</svg:desc>
                </draw:g>
              </table:table-cell>
              <table:table-cell office:value-type="float" office:value="1.034293">
                <text:p>1.034293</text:p>
                <draw:g>
                  <svg:desc>'Lab 2'.F10:'Lab 2'.F13</svg:desc>
                </draw:g>
              </table:table-cell>
              <table:table-cell office:value-type="float" office:value="0.12">
                <text:p>0.12</text:p>
                <draw:g>
                  <svg:desc>'Lab 2'.D10:'Lab 2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5421">
                <text:p>1.455421</text:p>
              </table:table-cell>
              <table:table-cell office:value-type="float" office:value="0.5">
                <text:p>0.5</text:p>
              </table:table-cell>
              <table:table-cell office:value-type="float" office:value="1.117774">
                <text:p>1.117774</text:p>
              </table:table-cell>
              <table:table-cell office:value-type="float" office:value="0.25">
                <text:p>0.25</text:p>
              </table:table-cell>
              <table:table-cell office:value-type="float" office:value="1.825247">
                <text:p>1.82524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34774">
                <text:p>7.334774</text:p>
              </table:table-cell>
              <table:table-cell office:value-type="float" office:value="0.5">
                <text:p>0.5</text:p>
              </table:table-cell>
              <table:table-cell office:value-type="float" office:value="1.684308">
                <text:p>1.684308</text:p>
              </table:table-cell>
              <table:table-cell office:value-type="float" office:value="0.5">
                <text:p>0.5</text:p>
              </table:table-cell>
              <table:table-cell office:value-type="float" office:value="2.35576">
                <text:p>2.355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791606">
                <text:p>30.791606</text:p>
              </table:table-cell>
              <table:table-cell office:value-type="float" office:value="22.05">
                <text:p>22.05</text:p>
              </table:table-cell>
              <table:table-cell office:value-type="float" office:value="14.036064">
                <text:p>14.036064</text:p>
              </table:table-cell>
              <table:table-cell office:value-type="float" office:value="12.13">
                <text:p>12.13</text:p>
              </table:table-cell>
              <table:table-cell office:value-type="float" office:value="28.341445">
                <text:p>28.341445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